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wimming</text:p>
      <text:p text:style-name="Standard"/>
      <text:p text:style-name="Standard">This is a skill that every player has some skill in. Swimming drains stamina, so attempting to swim unaided across a vast stretch of water such as an ocean or lake or tidal river can sap all the stamina from a player, causing them to drown. A player may swim on the surface or can learn the skill of freediving. A freediver can swim down to a depth of around ten metres without the need for breathing aparatus, allowing them to gain access to underwater entrances or retreive goods from a the bottom of rivers, etc. Floatation devices can be used to assist swimmers across broad stretches of water. Players should be aware that carniverous creatures live in deep wa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95$Win32 OpenOffice.org_project/680m95$Build-8900</meta:generator>
    <meta:initial-creator>Tim St.Clair</meta:initial-creator>
    <meta:creation-date>2005-04-25T11:55:46</meta:creation-date>
    <dc:creator>Tim St.Clair</dc:creator>
    <dc:date>2005-04-25T11:59:44</dc:date>
    <dc:language>en-AU</dc:language>
    <meta:editing-cycles>2</meta:editing-cycles>
    <meta:editing-duration>PT3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121" meta:character-count="677"/>
  </office:meta>
</office:document-meta>
</file>